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13089" officeooo:paragraph-rsid="00213089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8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9" style:family="paragraph" style:parent-style-name="Standard">
      <style:text-properties officeooo:rsid="002cc4af" officeooo:paragraph-rsid="002cc4af"/>
    </style:style>
    <style:style style:name="P10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style:font-name="AppleSystemUIFont" fo:font-size="12pt" officeooo:rsid="00377d73" officeooo:paragraph-rsid="00377d73"/>
    </style:style>
    <style:style style:name="P14" style:family="paragraph" style:parent-style-name="Standard">
      <style:text-properties style:font-name="AppleSystemUIFont" fo:font-size="12pt" officeooo:rsid="00377d73" officeooo:paragraph-rsid="003968f5"/>
    </style:style>
    <style:style style:name="P15" style:family="paragraph" style:parent-style-name="Standard">
      <style:text-properties officeooo:paragraph-rsid="00377d73"/>
    </style:style>
    <style:style style:name="P16" style:family="paragraph" style:parent-style-name="Text_20_body">
      <style:text-properties officeooo:rsid="001eacaa"/>
    </style:style>
    <style:style style:name="P17" style:family="paragraph" style:parent-style-name="Text_20_body">
      <style:text-properties officeooo:rsid="001eacaa" officeooo:paragraph-rsid="001eacaa"/>
    </style:style>
    <style:style style:name="P18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19" style:family="paragraph" style:parent-style-name="Text_20_body">
      <style:text-properties officeooo:rsid="00237868" officeooo:paragraph-rsid="00237868"/>
    </style:style>
    <style:style style:name="P20" style:family="paragraph" style:parent-style-name="Text_20_body">
      <style:text-properties officeooo:rsid="00253f5d" officeooo:paragraph-rsid="002cc4af"/>
    </style:style>
    <style:style style:name="P21" style:family="paragraph" style:parent-style-name="Text_20_body">
      <style:text-properties officeooo:rsid="002cc4af" officeooo:paragraph-rsid="002cc4af"/>
    </style:style>
    <style:style style:name="P22" style:family="paragraph" style:parent-style-name="Text_20_body">
      <style:text-properties officeooo:paragraph-rsid="002cc4af"/>
    </style:style>
    <style:style style:name="P23" style:family="paragraph" style:parent-style-name="Text_20_body">
      <style:text-properties officeooo:rsid="003132bf" officeooo:paragraph-rsid="003132bf"/>
    </style:style>
    <style:style style:name="P24" style:family="paragraph" style:parent-style-name="Text_20_body">
      <style:text-properties officeooo:paragraph-rsid="003132bf"/>
    </style:style>
    <style:style style:name="P25" style:family="paragraph" style:parent-style-name="Text_20_body">
      <style:text-properties style:font-name="AppleSystemUIFont" fo:font-size="12pt" officeooo:rsid="002eddc6" officeooo:paragraph-rsid="002eddc6"/>
    </style:style>
    <style:style style:name="P26" style:family="paragraph" style:parent-style-name="Text_20_body">
      <style:text-properties style:font-name="AppleSystemUIFont" fo:font-size="12pt" officeooo:rsid="003132bf" officeooo:paragraph-rsid="003132bf"/>
    </style:style>
    <style:style style:name="P27" style:family="paragraph" style:parent-style-name="Text_20_body">
      <style:text-properties style:font-name="AppleSystemUIFont" fo:font-size="12pt" officeooo:rsid="00342fb7" officeooo:paragraph-rsid="00342fb7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 officeooo:rsid="003132bf"/>
    </style:style>
    <style:style style:name="T14" style:family="text">
      <style:text-properties style:font-name="AppleSystemUIFont" fo:font-size="12pt" officeooo:rsid="002eddc6"/>
    </style:style>
    <style:style style:name="T15" style:family="text">
      <style:text-properties style:font-name="AppleSystemUIFont" fo:font-size="12pt" officeooo:rsid="00342fb7"/>
    </style:style>
    <style:style style:name="T16" style:family="text">
      <style:text-properties style:font-name="AppleSystemUIFont" fo:font-size="12pt" officeooo:rsid="00342fb7" fo:background-color="#ffff00" loext:char-shading-value="0"/>
    </style:style>
    <style:style style:name="T17" style:family="text">
      <style:text-properties officeooo:rsid="00332cc4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332cc4" fo:background-color="#ffff00" loext:char-shading-value="0"/>
    </style:style>
    <style:style style:name="T20" style:family="text">
      <style:text-properties officeooo:rsid="0035886b" fo:background-color="#ffff00" loext:char-shading-value="0"/>
    </style:style>
    <style:style style:name="T21" style:family="text">
      <style:text-properties officeooo:rsid="0035886b"/>
    </style:style>
    <style:style style:name="T22" style:family="text">
      <style:text-properties fo:color="#dcdcaa" loext:opacity="100%"/>
    </style:style>
    <style:style style:name="T23" style:family="text">
      <style:text-properties officeooo:rsid="003968f5"/>
    </style:style>
    <style:style style:name="T24" style:family="text">
      <style:text-properties fo:font-weight="normal" officeooo:rsid="003968f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3"/>
      <text:p text:style-name="P5">Using these mocked out services allows us to assert that given inputs into the application result in outputs to/from the mocked out services that we are expecting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10">Requirements:</text:p>
      <text:p text:style-name="P6"/>
      <text:p text:style-name="P20">Your application <text:span text:style-name="T2">MUST</text:span> be structured in such a way to allow the injection of dependencies into your application.</text:p>
      <text:p text:style-name="P20">That means it needs to have the structure similar to what is in dp-topic-api which has a function call tree of:</text:p>
      <text:p text:style-name="P20">func main() {</text:p>
      <text:p text:style-name="P20"><text:s text:c="4"/>run()</text:p>
      <text:p text:style-name="P20">}</text:p>
      <text:p text:style-name="P20">func run() {</text:p>
      <text:p text:style-name="P20"><text:s text:c="4"/>// get config</text:p>
      <text:p text:style-name="P20"><text:s text:c="4"/>// create service</text:p>
      <text:p text:style-name="P20"><text:s text:c="4"/>// Run services</text:p>
      <text:p text:style-name="P7"><text:s text:c="3"/>// Run the service</text:p>
      <text:p text:style-name="P8"><text:s text:c="3"/>svc := service.New(cfg, svcList)</text:p>
      <text:p text:style-name="P8"><text:s text:c="3"/>if err := svc.Run(ctx, BuildTime, GitCommit, Version, svcErrors); err != nil {</text:p>
      <text:p text:style-name="P8"><text:s text:c="7"/>return errors.Wrap(err, "running service failed")</text:p>
      <text:p text:style-name="P8"><text:s text:c="3"/>}</text:p>
      <text:p text:style-name="P8"/>
      <text:p text:style-name="P22"><text:span text:style-name="T10"><text:s text:c="4"/>// </text:span><text:span text:style-name="T12">etc</text:span></text:p>
      <text:p text:style-name="P20">}</text:p>
      <text:p text:style-name="P20">func Run() {</text:p>
      <text:p text:style-name="P20">}</text:p>
      <text:p text:style-name="P21"><text:soft-page-break/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9">-=-=-</text:p>
      <text:p text:style-name="P10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15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16"/>
      <text:p text:style-name="P16">-=-=-</text:p>
      <text:p text:style-name="P17">At root of project, create directory called:</text:p>
      <text:p text:style-name="P18">features</text:p>
      <text:p text:style-name="P17">-=-=-</text:p>
      <text:p text:style-name="P17"><text:span text:style-name="T2">cd</text:span> into <text:span text:style-name="T2">features</text:span> and create another directory called:</text:p>
      <text:p text:style-name="P18">steps</text:p>
      <text:p text:style-name="P17">-=-=-</text:p>
      <text:p text:style-name="P19">Inside we will create a file to hold the setup code for component testing called:</text:p>
      <text:p text:style-name="P19">&lt;myapp&gt;_component.go</text:p>
      <text:p text:style-name="P19">for example, for dp-topic-api we will call it:</text:p>
      <text:p text:style-name="P23">topic_component.go</text:p>
      <text:p text:style-name="P19">-=-=-</text:p>
      <text:p text:style-name="P25">There are examples of mocked out initalisers in dp-dataset-api and dp-observation-importer.</text:p>
      <text:p text:style-name="P25">We will copy the contents of dp-dataset-api/features/steps/dataset_component.go <text:span text:style-name="T17">(</text:span><text:span text:style-name="T19">dated 2021-03-0</text:span><text:span text:style-name="T20">1</text:span><text:span text:style-name="T19"> feature/refactor-pagination</text:span><text:span text:style-name="T17">) </text:span>to into topic_component.go and adjust it to suit the dp-topic-api.</text:p>
      <text:p text:style-name="P24"><text:span text:style-name="T14">Please see the file </text:span><text:span text:style-name="T13">topic_component.go before and after the changes to determine suitable changes for your application. </text:span><text:span text:style-name="T15">(</text:span><text:span text:style-name="T16">add next date / name of checkin as ref here</text:span><text:span text:style-name="T15">)</text:span></text:p>
      <text:p text:style-name="P26">-=-=-</text:p>
      <text:p text:style-name="P27">Add the following into the Makefile:</text:p>
      <text:p text:style-name="P12"><text:span text:style-name="T22">.PHONY</text:span>: test-component</text:p>
      <text:p text:style-name="P11"><text:span text:style-name="T22">test-component</text:span>:</text:p>
      <text:p text:style-name="P11">go test -race -cover -coverpkg=github.com/ONSdigital/dp-dataset-api/... -component</text:p>
      <text:p text:style-name="P27"/>
      <text:p text:style-name="P27"><text:soft-page-break/>-<text:span text:style-name="T21">=-=-</text:span></text:p>
      <text:p text:style-name="P13"><text:span text:style-name="T1">Copy the contents of </text:span>dp-dataset-api/main_test.go into <text:span text:style-name="T3">main</text:span><text:span text:style-name="Strong_20_Emphasis">_test.go</text:span></text:p>
      <text:p text:style-name="P13"><text:span text:style-name="Strong_20_Emphasis">(this over-rides what was done earlier, so </text:span><text:span text:style-name="Strong_20_Emphasis"><text:span text:style-name="T18">delete earlier step</text:span></text:span><text:span text:style-name="Strong_20_Emphasis">)</text:span></text:p>
      <text:p text:style-name="P13"><text:span text:style-name="Strong_20_Emphasis"/></text:p>
      <text:p text:style-name="P14"><text:span text:style-name="Strong_20_Emphasis"><text:span text:style-name="T24">Make adjustments for code to work and run with: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4">make test-component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(this will, at the first run, download mongodb binary)</text:span></text:span></text:p>
      <text:p text:style-name="P14"><text:span text:style-name="Strong_20_Emphasis"><text:span text:style-name="T24">-=-=-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6T11:24:32.713058101</dc:date>
    <meta:editing-duration>PT2H36M42S</meta:editing-duration>
    <meta:editing-cycles>16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65" meta:word-count="487" meta:character-count="3147" meta:non-whitespace-character-count="2686"/>
  </office:meta>
</office:document-meta>
</file>